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formula="of:=[.B2]-[.D2]" office:value-type="float" office:value="707">
            <text:p>707</text:p>
          </table:table-cell>
          <table:table-cell office:value-type="float" office:value="54918">
            <text:p>54918</text:p>
          </table:table-cell>
          <table:table-cell office:value-type="float" office:value="9154">
            <text:p>9154</text:p>
          </table:table-cell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office:value-type="float" office:value="535">
            <text:p>535</text:p>
          </table:table-cell>
          <table:table-cell office:value-type="float" office:value="49399">
            <text:p>49399</text:p>
          </table:table-cell>
          <table:table-cell office:value-type="float" office:value="8234">
            <text:p>8234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2"/>
          <table:table-cell office:value-type="float" office:value="8592">
            <text:p>8592</text:p>
          </table:table-cell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2"/>
          <table:table-cell office:value-type="float" office:value="7388">
            <text:p>7388</text:p>
          </table:table-cell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5:34:31.96</dc:date>
    <meta:editing-cycles>104</meta:editing-cycles>
    <meta:editing-duration>PT6H20M5S</meta:editing-duration>
    <meta:document-statistic meta:table-count="18" meta:cell-count="311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